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etecto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 0</text:p>
          </table:table-cell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Image 3</text:p>
          </table:table-cell>
          <table:table-cell office:value-type="string" calcext:value-type="string">
            <text:p>Image 4</text:p>
          </table:table-cell>
          <table:table-cell office:value-type="string" calcext:value-type="string">
            <text:p>Image 5</text:p>
          </table:table-cell>
          <table:table-cell office:value-type="string" calcext:value-type="string">
            <text:p>Image 6</text:p>
          </table:table-cell>
          <table:table-cell office:value-type="string" calcext:value-type="string">
            <text:p>Image 7</text:p>
          </table:table-cell>
          <table:table-cell office:value-type="string" calcext:value-type="string">
            <text:p>Image 8</text:p>
          </table:table-cell>
          <table:table-cell office:value-type="string" calcext:value-type="string">
            <text:p>Image 9</text:p>
          </table:table-cell>
          <table:table-cell table:style-name="Default" office:value-type="string" calcext:value-type="string">
            <text:p>Avg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Time per point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HITOMASI</text:p>
          </table:table-cell>
          <table:table-cell office:value-type="string" calcext:value-type="string">
            <text:p>Num. Kpts</text:p>
          </table:table-cell>
          <table:table-cell office:value-type="float" office:value="1370" calcext:value-type="float">
            <text:p>1370</text:p>
          </table:table-cell>
          <table:table-cell office:value-type="float" office:value="1301" calcext:value-type="float">
            <text:p>1301</text:p>
          </table:table-cell>
          <table:table-cell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office:value-type="float" office:value="1366" calcext:value-type="float">
            <text:p>1366</text:p>
          </table:table-cell>
          <table:table-cell office:value-type="float" office:value="1389" calcext:value-type="float">
            <text:p>1389</text:p>
          </table:table-cell>
          <table:table-cell office:value-type="float" office:value="1339" calcext:value-type="float">
            <text:p>1339</text:p>
          </table:table-cell>
          <table:table-cell table:formula="of:=AVERAGE([.D2:.L2])" office:value-type="float" office:value="1339.22222222222" calcext:value-type="float">
            <text:p>1339</text:p>
          </table:table-cell>
          <table:table-cell/>
          <table:table-cell table:formula="of:=[.M3]/[.M2]" office:value-type="float" office:value="0.00591135070107027" calcext:value-type="float">
            <text:p>0.00591135070107</text:p>
          </table:table-cell>
          <table:table-cell table:formula="of:=[.$O$2]/[.O2]" office:value-type="float" office:value="1" calcext:value-type="float">
            <text:p>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11.2022" calcext:value-type="float">
            <text:p>11.2022</text:p>
          </table:table-cell>
          <table:table-cell office:value-type="float" office:value="9.36699" calcext:value-type="float">
            <text:p>9.36699</text:p>
          </table:table-cell>
          <table:table-cell office:value-type="float" office:value="12.8376" calcext:value-type="float">
            <text:p>12.8376</text:p>
          </table:table-cell>
          <table:table-cell office:value-type="float" office:value="7.6258" calcext:value-type="float">
            <text:p>7.6258</text:p>
          </table:table-cell>
          <table:table-cell office:value-type="float" office:value="8.08186" calcext:value-type="float">
            <text:p>8.08186</text:p>
          </table:table-cell>
          <table:table-cell office:value-type="float" office:value="7.06029" calcext:value-type="float">
            <text:p>7.06029</text:p>
          </table:table-cell>
          <table:table-cell office:value-type="float" office:value="6.79149" calcext:value-type="float">
            <text:p>6.79149</text:p>
          </table:table-cell>
          <table:table-cell office:value-type="float" office:value="6.50332" calcext:value-type="float">
            <text:p>6.50332</text:p>
          </table:table-cell>
          <table:table-cell office:value-type="float" office:value="6.48997" calcext:value-type="float">
            <text:p>6.48997</text:p>
          </table:table-cell>
          <table:table-cell office:value-type="float" office:value="6.49219" calcext:value-type="float">
            <text:p>6.49219</text:p>
          </table:table-cell>
          <table:table-cell table:formula="of:=AVERAGE([.D3:.L3])" office:value-type="float" office:value="7.91661222222222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HARRIS</text:p>
          </table:table-cell>
          <table:table-cell office:value-type="string" calcext:value-type="string">
            <text:p>Num. Kpts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table:formula="of:=AVERAGE([.D4:.L4])" office:value-type="float" office:value="515.555555555556" calcext:value-type="float">
            <text:p>516</text:p>
          </table:table-cell>
          <table:table-cell/>
          <table:table-cell table:formula="of:=[.M5]/[.M4]" office:value-type="float" office:value="0.0157254439655172" calcext:value-type="float">
            <text:p>0.015725443965517</text:p>
          </table:table-cell>
          <table:table-cell table:formula="of:=[.$O$2]/[.O4]" office:value-type="float" office:value="0.375909940223798" calcext:value-type="float">
            <text:p>0.3759099402237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10.5267" calcext:value-type="float">
            <text:p>10.5267</text:p>
          </table:table-cell>
          <table:table-cell office:value-type="float" office:value="8.87383" calcext:value-type="float">
            <text:p>8.87383</text:p>
          </table:table-cell>
          <table:table-cell office:value-type="float" office:value="19.6013" calcext:value-type="float">
            <text:p>19.6013</text:p>
          </table:table-cell>
          <table:table-cell office:value-type="float" office:value="6.79715" calcext:value-type="float">
            <text:p>6.79715</text:p>
          </table:table-cell>
          <table:table-cell office:value-type="float" office:value="6.24449" calcext:value-type="float">
            <text:p>6.24449</text:p>
          </table:table-cell>
          <table:table-cell office:value-type="float" office:value="6.29245" calcext:value-type="float">
            <text:p>6.29245</text:p>
          </table:table-cell>
          <table:table-cell office:value-type="float" office:value="6.1887" calcext:value-type="float">
            <text:p>6.1887</text:p>
          </table:table-cell>
          <table:table-cell office:value-type="float" office:value="6.21319" calcext:value-type="float">
            <text:p>6.21319</text:p>
          </table:table-cell>
          <table:table-cell office:value-type="float" office:value="6.55194" calcext:value-type="float">
            <text:p>6.55194</text:p>
          </table:table-cell>
          <table:table-cell office:value-type="float" office:value="6.20301" calcext:value-type="float">
            <text:p>6.20301</text:p>
          </table:table-cell>
          <table:table-cell table:formula="of:=AVERAGE([.D5:.L5])" office:value-type="float" office:value="8.10734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FAST</text:p>
          </table:table-cell>
          <table:table-cell office:value-type="string" calcext:value-type="string">
            <text:p>Num. Kpts</text:p>
          </table:table-cell>
          <table:table-cell office:value-type="float" office:value="5063" calcext:value-type="float">
            <text:p>5063</text:p>
          </table:table-cell>
          <table:table-cell office:value-type="float" office:value="4952" calcext:value-type="float">
            <text:p>4952</text:p>
          </table:table-cell>
          <table:table-cell office:value-type="float" office:value="4863" calcext:value-type="float">
            <text:p>4863</text:p>
          </table:table-cell>
          <table:table-cell office:value-type="float" office:value="4840" calcext:value-type="float">
            <text:p>4840</text:p>
          </table:table-cell>
          <table:table-cell office:value-type="float" office:value="4856" calcext:value-type="float">
            <text:p>4856</text:p>
          </table:table-cell>
          <table:table-cell office:value-type="float" office:value="4899" calcext:value-type="float">
            <text:p>4899</text:p>
          </table:table-cell>
          <table:table-cell office:value-type="float" office:value="4870" calcext:value-type="float">
            <text:p>4870</text:p>
          </table:table-cell>
          <table:table-cell office:value-type="float" office:value="4868" calcext:value-type="float">
            <text:p>4868</text:p>
          </table:table-cell>
          <table:table-cell office:value-type="float" office:value="4996" calcext:value-type="float">
            <text:p>4996</text:p>
          </table:table-cell>
          <table:table-cell office:value-type="float" office:value="4997" calcext:value-type="float">
            <text:p>4997</text:p>
          </table:table-cell>
          <table:table-cell table:formula="of:=AVERAGE([.D6:.L6])" office:value-type="float" office:value="4904.55555555556" calcext:value-type="float">
            <text:p>4905</text:p>
          </table:table-cell>
          <table:table-cell/>
          <table:table-cell table:formula="of:=[.M7]/[.M6]" office:value-type="float" office:value="0.000354028227724791" calcext:value-type="float">
            <text:p>0.000354028227725</text:p>
          </table:table-cell>
          <table:table-cell table:formula="of:=[.$O$2]/[.O6]" office:value-type="float" office:value="16.6973993544536" calcext:value-type="float">
            <text:p>16.697399354453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2.01412" calcext:value-type="float">
            <text:p>2.01412</text:p>
          </table:table-cell>
          <table:table-cell office:value-type="float" office:value="1.79346" calcext:value-type="float">
            <text:p>1.79346</text:p>
          </table:table-cell>
          <table:table-cell office:value-type="float" office:value="2.08205" calcext:value-type="float">
            <text:p>2.08205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65975" calcext:value-type="float">
            <text:p>1.65975</text:p>
          </table:table-cell>
          <table:table-cell office:value-type="float" office:value="1.62792" calcext:value-type="float">
            <text:p>1.62792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1.62012" calcext:value-type="float">
            <text:p>1.62012</text:p>
          </table:table-cell>
          <table:table-cell office:value-type="float" office:value="2.03305" calcext:value-type="float">
            <text:p>2.03305</text:p>
          </table:table-cell>
          <table:table-cell office:value-type="float" office:value="1.64209" calcext:value-type="float">
            <text:p>1.64209</text:p>
          </table:table-cell>
          <table:table-cell table:formula="of:=AVERAGE([.D7:.L7])" office:value-type="float" office:value="1.73635111111111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BRISK</text:p>
          </table:table-cell>
          <table:table-cell office:value-type="string" calcext:value-type="string">
            <text:p>Num. Kpts</text:p>
          </table:table-cell>
          <table:table-cell office:value-type="float" office:value="2757" calcext:value-type="float">
            <text:p>2757</text:p>
          </table:table-cell>
          <table:table-cell office:value-type="float" office:value="2777" calcext:value-type="float">
            <text:p>2777</text:p>
          </table:table-cell>
          <table:table-cell office:value-type="float" office:value="2741" calcext:value-type="float">
            <text:p>2741</text:p>
          </table:table-cell>
          <table:table-cell office:value-type="float" office:value="2735" calcext:value-type="float">
            <text:p>2735</text:p>
          </table:table-cell>
          <table:table-cell office:value-type="float" office:value="2757" calcext:value-type="float">
            <text:p>2757</text:p>
          </table:table-cell>
          <table:table-cell office:value-type="float" office:value="2695" calcext:value-type="float">
            <text:p>2695</text:p>
          </table:table-cell>
          <table:table-cell office:value-type="float" office:value="2715" calcext:value-type="float">
            <text:p>2715</text:p>
          </table:table-cell>
          <table:table-cell office:value-type="float" office:value="2628" calcext:value-type="float">
            <text:p>2628</text:p>
          </table:table-cell>
          <table:table-cell office:value-type="float" office:value="2639" calcext:value-type="float">
            <text:p>2639</text:p>
          </table:table-cell>
          <table:table-cell office:value-type="float" office:value="2672" calcext:value-type="float">
            <text:p>2672</text:p>
          </table:table-cell>
          <table:table-cell table:formula="of:=AVERAGE([.D8:.L8])" office:value-type="float" office:value="2706.55555555556" calcext:value-type="float">
            <text:p>2707</text:p>
          </table:table-cell>
          <table:table-cell/>
          <table:table-cell table:formula="of:=[.M9]/[.M8]" office:value-type="float" office:value="0.00962877786444435" calcext:value-type="float">
            <text:p>0.009628777864444</text:p>
          </table:table-cell>
          <table:table-cell table:formula="of:=[.$O$2]/[.O8]" office:value-type="float" office:value="0.613925337596455" calcext:value-type="float">
            <text:p>0.613925337596455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27.784" calcext:value-type="float">
            <text:p>27.784</text:p>
          </table:table-cell>
          <table:table-cell office:value-type="float" office:value="26.498" calcext:value-type="float">
            <text:p>26.498</text:p>
          </table:table-cell>
          <table:table-cell office:value-type="float" office:value="26.2516" calcext:value-type="float">
            <text:p>26.2516</text:p>
          </table:table-cell>
          <table:table-cell office:value-type="float" office:value="25.8292" calcext:value-type="float">
            <text:p>25.8292</text:p>
          </table:table-cell>
          <table:table-cell office:value-type="float" office:value="26.8317" calcext:value-type="float">
            <text:p>26.8317</text:p>
          </table:table-cell>
          <table:table-cell office:value-type="float" office:value="26.4882" calcext:value-type="float">
            <text:p>26.4882</text:p>
          </table:table-cell>
          <table:table-cell office:value-type="float" office:value="25.6572" calcext:value-type="float">
            <text:p>25.6572</text:p>
          </table:table-cell>
          <table:table-cell table:number-columns-repeated="2" office:value-type="float" office:value="25.7568" calcext:value-type="float">
            <text:p>25.7568</text:p>
          </table:table-cell>
          <table:table-cell office:value-type="float" office:value="25.4779" calcext:value-type="float">
            <text:p>25.4779</text:p>
          </table:table-cell>
          <table:table-cell table:formula="of:=AVERAGE([.D9:.L9])" office:value-type="float" office:value="26.0608222222222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ORB</text:p>
          </table:table-cell>
          <table:table-cell office:value-type="string" calcext:value-type="string">
            <text:p>Num. Kpts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AVERAGE([.D10:.L10])" office:value-type="float" office:value="500" calcext:value-type="float">
            <text:p>500</text:p>
          </table:table-cell>
          <table:table-cell/>
          <table:table-cell table:formula="of:=[.M11]/[.M10]" office:value-type="float" office:value="0.00989315555555556" calcext:value-type="float">
            <text:p>0.009893155555556</text:p>
          </table:table-cell>
          <table:table-cell table:formula="of:=[.$O$2]/[.O10]" office:value-type="float" office:value="0.597519231136593" calcext:value-type="float">
            <text:p>0.59751923113659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126.741" calcext:value-type="float">
            <text:p>126.741</text:p>
          </table:table-cell>
          <table:table-cell office:value-type="float" office:value="5.24371" calcext:value-type="float">
            <text:p>5.24371</text:p>
          </table:table-cell>
          <table:table-cell office:value-type="float" office:value="5.67137" calcext:value-type="float">
            <text:p>5.67137</text:p>
          </table:table-cell>
          <table:table-cell office:value-type="float" office:value="5.3773" calcext:value-type="float">
            <text:p>5.3773</text:p>
          </table:table-cell>
          <table:table-cell office:value-type="float" office:value="4.67503" calcext:value-type="float">
            <text:p>4.67503</text:p>
          </table:table-cell>
          <table:table-cell office:value-type="float" office:value="4.64708" calcext:value-type="float">
            <text:p>4.64708</text:p>
          </table:table-cell>
          <table:table-cell office:value-type="float" office:value="4.66891" calcext:value-type="float">
            <text:p>4.66891</text:p>
          </table:table-cell>
          <table:table-cell office:value-type="float" office:value="4.73599" calcext:value-type="float">
            <text:p>4.73599</text:p>
          </table:table-cell>
          <table:table-cell office:value-type="float" office:value="4.6964" calcext:value-type="float">
            <text:p>4.6964</text:p>
          </table:table-cell>
          <table:table-cell office:value-type="float" office:value="4.80341" calcext:value-type="float">
            <text:p>4.80341</text:p>
          </table:table-cell>
          <table:table-cell table:formula="of:=AVERAGE([.D11:.L11])" office:value-type="float" office:value="4.94657777777778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KAZE</text:p>
          </table:table-cell>
          <table:table-cell office:value-type="string" calcext:value-type="string">
            <text:p>Num. Kpts</text:p>
          </table:table-cell>
          <table:table-cell office:value-type="float" office:value="1351" calcext:value-type="float">
            <text:p>1351</text:p>
          </table:table-cell>
          <table:table-cell office:value-type="float" office:value="1327" calcext:value-type="float">
            <text:p>1327</text:p>
          </table:table-cell>
          <table:table-cell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office:value-type="float" office:value="1331" calcext:value-type="float">
            <text:p>1331</text:p>
          </table:table-cell>
          <table:table-cell office:value-type="float" office:value="1358" calcext:value-type="float">
            <text:p>1358</text:p>
          </table:table-cell>
          <table:table-cell office:value-type="float" office:value="1331" calcext:value-type="float">
            <text:p>1331</text:p>
          </table:table-cell>
          <table:table-cell table:formula="of:=AVERAGE([.D12:.L12])" office:value-type="float" office:value="1342.11111111111" calcext:value-type="float">
            <text:p>1342</text:p>
          </table:table-cell>
          <table:table-cell/>
          <table:table-cell table:formula="of:=[.M13]/[.M12]" office:value-type="float" office:value="0.0304744846427684" calcext:value-type="float">
            <text:p>0.030474484642769</text:p>
          </table:table-cell>
          <table:table-cell table:formula="of:=[.$O$2]/[.O12]" office:value-type="float" office:value="0.193977052290301" calcext:value-type="float">
            <text:p>0.19397705229030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41.5692" calcext:value-type="float">
            <text:p>41.5692</text:p>
          </table:table-cell>
          <table:table-cell office:value-type="float" office:value="38.3122" calcext:value-type="float">
            <text:p>38.3122</text:p>
          </table:table-cell>
          <table:table-cell office:value-type="float" office:value="56.7008" calcext:value-type="float">
            <text:p>56.7008</text:p>
          </table:table-cell>
          <table:table-cell office:value-type="float" office:value="38.6944" calcext:value-type="float">
            <text:p>38.6944</text:p>
          </table:table-cell>
          <table:table-cell office:value-type="float" office:value="38.2644" calcext:value-type="float">
            <text:p>38.2644</text:p>
          </table:table-cell>
          <table:table-cell office:value-type="float" office:value="38.9206" calcext:value-type="float">
            <text:p>38.9206</text:p>
          </table:table-cell>
          <table:table-cell office:value-type="float" office:value="40.5526" calcext:value-type="float">
            <text:p>40.5526</text:p>
          </table:table-cell>
          <table:table-cell office:value-type="float" office:value="38.8264" calcext:value-type="float">
            <text:p>38.8264</text:p>
          </table:table-cell>
          <table:table-cell office:value-type="float" office:value="38.598" calcext:value-type="float">
            <text:p>38.598</text:p>
          </table:table-cell>
          <table:table-cell office:value-type="float" office:value="39.2319" calcext:value-type="float">
            <text:p>39.2319</text:p>
          </table:table-cell>
          <table:table-cell table:formula="of:=AVERAGE([.D13:.L13])" office:value-type="float" office:value="40.9001444444445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SIFT</text:p>
          </table:table-cell>
          <table:table-cell office:value-type="string" calcext:value-type="string">
            <text:p>Num. Kpts</text:p>
          </table:table-cell>
          <table:table-cell office:value-type="float" office:value="1438" calcext:value-type="float">
            <text:p>1438</text:p>
          </table:table-cell>
          <table:table-cell office:value-type="float" office:value="1371" calcext:value-type="float">
            <text:p>1371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69" calcext:value-type="float">
            <text:p>1369</text:p>
          </table:table-cell>
          <table:table-cell office:value-type="float" office:value="1396" calcext:value-type="float">
            <text:p>1396</text:p>
          </table:table-cell>
          <table:table-cell office:value-type="float" office:value="1382" calcext:value-type="float">
            <text:p>1382</text:p>
          </table:table-cell>
          <table:table-cell office:value-type="float" office:value="1463" calcext:value-type="float">
            <text:p>1463</text:p>
          </table:table-cell>
          <table:table-cell office:value-type="float" office:value="1422" calcext:value-type="float">
            <text:p>1422</text:p>
          </table:table-cell>
          <table:table-cell table:formula="of:=AVERAGE([.D14:.L14])" office:value-type="float" office:value="1380.33333333333" calcext:value-type="float">
            <text:p>1380</text:p>
          </table:table-cell>
          <table:table-cell/>
          <table:table-cell table:formula="of:=[.M15]/[.M14]" office:value-type="float" office:value="0.0406342348869033" calcext:value-type="float">
            <text:p>0.040634234886903</text:p>
          </table:table-cell>
          <table:table-cell table:formula="of:=[.$O$2]/[.O14]" office:value-type="float" office:value="0.145477101205997" calcext:value-type="float">
            <text:p>0.14547710120599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Time</text:p>
          </table:table-cell>
          <table:table-cell office:value-type="float" office:value="82.6225" calcext:value-type="float">
            <text:p>82.6225</text:p>
          </table:table-cell>
          <table:table-cell office:value-type="float" office:value="55.6703" calcext:value-type="float">
            <text:p>55.6703</text:p>
          </table:table-cell>
          <table:table-cell office:value-type="float" office:value="79.6439" calcext:value-type="float">
            <text:p>79.6439</text:p>
          </table:table-cell>
          <table:table-cell office:value-type="float" office:value="52.9856" calcext:value-type="float">
            <text:p>52.9856</text:p>
          </table:table-cell>
          <table:table-cell office:value-type="float" office:value="52.6273" calcext:value-type="float">
            <text:p>52.6273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52.3247" calcext:value-type="float">
            <text:p>52.3247</text:p>
          </table:table-cell>
          <table:table-cell office:value-type="float" office:value="52.6905" calcext:value-type="float">
            <text:p>52.6905</text:p>
          </table:table-cell>
          <table:table-cell office:value-type="float" office:value="52.889" calcext:value-type="float">
            <text:p>52.889</text:p>
          </table:table-cell>
          <table:table-cell office:value-type="float" office:value="53.9453" calcext:value-type="float">
            <text:p>53.9453</text:p>
          </table:table-cell>
          <table:table-cell table:formula="of:=AVERAGE([.D15:.L15])" office:value-type="float" office:value="56.0887888888889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3:05:03.590550417</meta:creation-date>
    <dc:date>2020-07-13T03:55:51.203774442</dc:date>
    <meta:editing-duration>PT50M40S</meta:editing-duration>
    <meta:editing-cycles>15</meta:editing-cycles>
    <meta:generator>LibreOffice/6.0.7.3$Linux_X86_64 LibreOffice_project/00m0$Build-3</meta:generator>
    <meta:document-statistic meta:table-count="1" meta:cell-count="205" meta:object-count="0"/>
  </office:meta>
</office:document-meta>
</file>